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Z ORTIZ DE ORUE VDA DE ARIZABAL, EUDOCIA</text:p>
            <text:p text:style-name="P5"><text:span text:style-name="T15">Dni</text:span><text:span text:style-name="T14">:2383860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Z ORTIZ DE ORUE VDA DE ARIZABAL, EUDOC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PAZ ORTIZ DE ORUE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996442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018085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51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50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